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9.446cm" fo:margin-left="4.11cm" table:align="left"/>
    </style:style>
    <style:style style:name="Tabla1.A" style:family="table-column">
      <style:table-column-properties style:column-width="9.446cm"/>
    </style:style>
    <style:style style:name="Tabla1.A1" style:family="table-cell">
      <style:table-cell-properties fo:padding="0.049cm" fo:border="0.05pt solid #000000" style:writing-mode="page"/>
    </style:style>
    <style:style style:name="Tabla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officeooo:paragraph-rsid="0021fe82" style:font-weight-asian="bold" style:font-weight-complex="bold"/>
    </style:style>
    <style:style style:name="P3" style:family="paragraph" style:parent-style-name="Standard">
      <style:text-properties fo:font-weight="bold" officeooo:paragraph-rsid="002781bf" style:font-weight-asian="bold" style:font-weight-complex="bold"/>
    </style:style>
    <style:style style:name="P4" style:family="paragraph" style:parent-style-name="Standard">
      <style:text-properties officeooo:paragraph-rsid="001dc2c4"/>
    </style:style>
    <style:style style:name="P5" style:family="paragraph" style:parent-style-name="Standard">
      <style:text-properties officeooo:paragraph-rsid="0021fe82"/>
    </style:style>
    <style:style style:name="P6" style:family="paragraph" style:parent-style-name="Standard">
      <style:text-properties officeooo:paragraph-rsid="002781bf"/>
    </style:style>
    <style:style style:name="P7" style:family="paragraph" style:parent-style-name="Standard">
      <style:text-properties officeooo:rsid="003f559b" officeooo:paragraph-rsid="002781bf"/>
    </style:style>
    <style:style style:name="P8" style:family="paragraph" style:parent-style-name="Standard">
      <style:text-properties officeooo:rsid="002781bf" officeooo:paragraph-rsid="002962ab"/>
    </style:style>
    <style:style style:name="P9" style:family="paragraph" style:parent-style-name="Standard">
      <style:text-properties officeooo:rsid="002962ab" officeooo:paragraph-rsid="002962ab"/>
    </style:style>
    <style:style style:name="P10" style:family="paragraph" style:parent-style-name="Table_20_Contents">
      <style:paragraph-properties fo:text-align="start" style:justify-single-word="false"/>
      <style:text-properties officeooo:rsid="002962ab" officeooo:paragraph-rsid="002962ab"/>
    </style:style>
    <style:style style:name="P11" style:family="paragraph" style:parent-style-name="Table_20_Heading">
      <style:paragraph-properties fo:text-align="center" style:justify-single-word="false"/>
      <style:text-properties officeooo:rsid="002962ab" officeooo:paragraph-rsid="002962ab"/>
    </style:style>
    <style:style style:name="P12" style:family="paragraph" style:parent-style-name="Standard">
      <style:text-properties officeooo:paragraph-rsid="00292d14"/>
    </style:style>
    <style:style style:name="P13" style:family="paragraph" style:parent-style-name="Heading_20_1">
      <style:text-properties officeooo:paragraph-rsid="002781bf"/>
    </style:style>
    <style:style style:name="P14" style:family="paragraph" style:parent-style-name="Heading_20_2">
      <style:text-properties officeooo:paragraph-rsid="0021fe82"/>
    </style:style>
    <style:style style:name="P15" style:family="paragraph" style:parent-style-name="Heading_20_2">
      <style:text-properties officeooo:rsid="002781bf" officeooo:paragraph-rsid="002781bf"/>
    </style:style>
    <style:style style:name="P16" style:family="paragraph" style:parent-style-name="Heading_20_2">
      <style:text-properties officeooo:rsid="0021691b" officeooo:paragraph-rsid="0021fe82"/>
    </style:style>
    <style:style style:name="P17" style:family="paragraph" style:parent-style-name="Standard" style:list-style-name="L1">
      <style:text-properties officeooo:rsid="002193d2" officeooo:paragraph-rsid="0021fe82"/>
    </style:style>
    <style:style style:name="P18" style:family="paragraph" style:parent-style-name="Standard">
      <style:text-properties officeooo:rsid="00296466" officeooo:paragraph-rsid="0021fe82"/>
    </style:style>
    <style:style style:name="T1" style:family="text">
      <style:text-properties officeooo:rsid="0023b3e9"/>
    </style:style>
    <style:style style:name="T2" style:family="text">
      <style:text-properties officeooo:rsid="002962ab"/>
    </style:style>
    <style:style style:name="T3" style:family="text">
      <style:text-properties officeooo:rsid="00292d14"/>
    </style:style>
    <style:style style:name="T4" style:family="text">
      <style:text-properties officeooo:rsid="001dc2c4"/>
    </style:style>
    <style:style style:name="T5" style:family="text">
      <style:text-properties fo:font-style="normal" officeooo:rsid="0023b3e9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db2d0"/>
    </style:style>
    <style:style style:name="T8" style:family="text">
      <style:text-properties officeooo:rsid="002193d2"/>
    </style:style>
    <style:style style:name="T9" style:family="text">
      <style:text-properties officeooo:rsid="0020b15b"/>
    </style:style>
    <style:style style:name="T10" style:family="text">
      <style:text-properties officeooo:rsid="0021691b"/>
    </style:style>
    <style:style style:name="T11" style:family="text">
      <style:text-properties style:font-name="DejaVu Sans" fo:font-size="10pt" officeooo:rsid="002962ab"/>
    </style:style>
    <style:style style:name="T12" style:family="text">
      <style:text-properties officeooo:rsid="002448c1"/>
    </style:style>
    <style:style style:name="T13" style:family="text">
      <style:text-properties officeooo:rsid="002781bf"/>
    </style:style>
    <style:style style:name="T14" style:family="text">
      <style:text-properties officeooo:rsid="004383b8"/>
    </style:style>
    <style:style style:name="T15" style:family="text">
      <style:text-properties fo:language="es" fo:country="ES" officeooo:rsid="002962ab"/>
    </style:style>
    <style:style style:name="T16" style:family="text">
      <style:text-properties officeooo:rsid="0029471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296466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span text:style-name="T4">Hoja de </text:span>Problema<text:span text:style-name="T4">s 4</text:span>: <text:span text:style-name="T13">C</text:span><text:span text:style-name="T5">lases y objetos</text:span></text:h>
      <text:p text:style-name="P7">Entregar en moodle el ejercicio 1 en un <text:span text:style-name="T14">módulo python llamado </text:span><text:span text:style-name="CodeCharacter"><text:span text:style-name="T2">h</text:span></text:span><text:span text:style-name="CodeCharacter"><text:span text:style-name="T15">ipoteca</text:span></text:span><text:span text:style-name="CodeCharacter"><text:span text:style-name="T14">.py</text:span></text:span></text:p>
      <text:p text:style-name="P7">Reflexionar sobre las posibles soluciones a los ejercicios 2 y 3 para debatir en clase.</text:p>
      <text:p text:style-name="P4"/>
      <text:h text:style-name="P14" text:outline-level="2">Crear una clase sencilla <text:span text:style-name="T16">(evaluable)</text:span></text:h>
      <text:p text:style-name="P2">Objetivos</text:p>
      <text:p text:style-name="P5">Practicar con la creación de una clase sencilla que tenga un constructor que da valor a los atributos.</text:p>
      <text:p text:style-name="P5"/>
      <text:p text:style-name="P2">Descripción</text:p>
      <text:p text:style-name="P5">Crear <text:span text:style-name="T7">una</text:span> clase <text:span text:style-name="T8">llamada </text:span><text:span text:style-name="CodeCharacter"><text:span text:style-name="T11">Hipoteca</text:span></text:span> que cont<text:span text:style-name="T2">enga</text:span> datos sobre <text:span text:style-name="T2">una hipoteca</text:span> y respond<text:span text:style-name="T2">a</text:span> al diagrama de clases que se muestra.</text:p>
      <text:p text:style-name="P5"/>
      <table:table table:name="Tabla1" table:style-name="Tabla1">
        <table:table-column table:style-name="Tabla1.A"/>
        <table:table-header-rows>
          <table:table-row>
            <table:table-cell table:style-name="Tabla1.A1" office:value-type="string">
              <text:p text:style-name="P11">Hipoteca</text:p>
            </table:table-cell>
          </table:table-row>
        </table:table-header-rows>
        <table:table-row>
          <table:table-cell table:style-name="Tabla1.A2" office:value-type="string">
            <text:p text:style-name="P10"><text:span text:style-name="CodeCharacter">-tipo_interes_anual: float</text:span></text:p>
            <text:p text:style-name="P10"><text:span text:style-name="CodeCharacter">-capital: float</text:span></text:p>
            <text:p text:style-name="P10"><text:span text:style-name="CodeCharacter">-numero_mensualidades: int</text:span></text:p>
            <text:p text:style-name="P10"><text:span text:style-name="CodeCharacter">-entidad_bancaria: str</text:span></text:p>
          </table:table-cell>
        </table:table-row>
        <table:table-row>
          <table:table-cell table:style-name="Tabla1.A2" office:value-type="string">
            <text:p text:style-name="P10"><text:span text:style-name="CodeCharacter">+__init__(self,</text:span></text:p>
            <text:p text:style-name="P10"><text:span text:style-name="CodeCharacter"><text:s text:c="16"/>porcentaje_tipo_interes_anual: float, </text:span></text:p>
            <text:p text:style-name="P10"><text:span text:style-name="CodeCharacter"><text:s text:c="16"/>capital: float,</text:span></text:p>
            <text:p text:style-name="P10"><text:span text:style-name="CodeCharacter"><text:s text:c="16"/>numero_mensualidades: int,</text:span></text:p>
            <text:p text:style-name="P10"><text:span text:style-name="CodeCharacter"><text:s text:c="16"/>entidad_bancaria: str)</text:span></text:p>
          </table:table-cell>
        </table:table-row>
      </table:table>
      <text:p text:style-name="P5"/>
      <text:p text:style-name="P18"/>
      <text:p text:style-name="P9">El constructor crea los atributos copiando en ellos los valores de los parámetros del mismo nombre. El atributo<text:span text:style-name="CodeCharacter"> tipo_interes_anual</text:span> toma como valor el parámetro <text:span text:style-name="CodeCharacter">porcentaje_tipo_interes_anual</text:span> dividido entre <text:span text:style-name="CodeCharacter">100</text:span>, para expresarlo <text:span text:style-name="T18">en tanto por uno</text:span>.</text:p>
      <text:p text:style-name="P9"/>
      <text:p text:style-name="P9">El <text:span text:style-name="CodeCharacter">capital</text:span> se expresa en euros. El <text:span text:style-name="CodeCharacter">porcentaje_tipo_interes_anual</text:span> en porcentaje.</text:p>
      <text:p text:style-name="P9"/>
      <text:p text:style-name="P5"><text:span text:style-name="T6">Respuesta</text:span>:</text:p>
      <text:p text:style-name="P5"/>
      <text:p text:style-name="P8"><text:span text:style-name="T2">Entregar</text:span> un módulo llamado <text:span text:style-name="CodeCharacter"><text:span text:style-name="T2">hipoteca</text:span></text:span><text:span text:style-name="CodeCharacter">.py</text:span> <text:span text:style-name="T2">que </text:span><text:s/><text:span text:style-name="T2">contenga la clase </text:span><text:span text:style-name="CodeCharacter"><text:span text:style-name="T2">Hipoteca</text:span></text:span><text:span text:style-name="T2"> según el diagrama de arriba.</text:span></text:p>
      <text:p text:style-name="P5"/>
      <text:h text:style-name="P15" text:outline-level="2">Creación de un método</text:h>
      <text:p text:style-name="P3">Objetivos</text:p>
      <text:p text:style-name="P6">Practicar con la creación de un método simple que retorna un dato.</text:p>
      <text:p text:style-name="P6"/>
      <text:p text:style-name="P3">Descripción</text:p>
      <text:p text:style-name="P12">Crear <text:span text:style-name="T3">en la</text:span> clase <text:span text:style-name="CodeCharacter"><text:span text:style-name="T11">Hipoteca</text:span></text:span> <text:span text:style-name="T3">del ejercicio anterior </text:span>un <text:span text:style-name="T9">método </text:span>que <text:span text:style-name="T12">nos retorna </text:span><text:span text:style-name="T2">el pago mensual a realizar en la hipoteca, en euros, calculado de acuerdo a la siguiente expresión:</text:span></text:p>
      <text:p text:style-name="P12"/>
      <text:p text:style-name="P12"><text:soft-page-break/><draw:frame draw:style-name="fr1" draw:name="Objeto1" text:anchor-type="as-char" svg:width="3.149cm" svg:height="1.09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2"/>
      <text:p text:style-name="P9">Siendo <text:span text:style-name="T17">C</text:span> el capital,<text:span text:style-name="T17"> i</text:span> el interés mensual (que es el interés anual <text:span text:style-name="T18">en tanto por uno</text:span> dividido entre 12) y <text:span text:style-name="T17">n</text:span> el número de mensualidades pendientes de pago <text:span text:style-name="T18">dado por el atributo </text:span><text:span text:style-name="CodeCharacter"><text:span text:style-name="T18">numero_mensualidades</text:span></text:span>.</text:p>
      <text:p text:style-name="P6"/>
      <text:h text:style-name="P16" text:outline-level="2">Creación de objetos</text:h>
      <text:p text:style-name="P5"/>
      <text:p text:style-name="P2">Objetivos</text:p>
      <text:p text:style-name="P5">Practicar con <text:span text:style-name="T9">un programa que crea objetos y usa sus métodos</text:span>.</text:p>
      <text:p text:style-name="P5"/>
      <text:p text:style-name="P2">Descripción</text:p>
      <text:p text:style-name="P5"/>
      <text:p text:style-name="P5"><text:span text:style-name="T10">Crear un</text:span><text:span text:style-name="T2">a función</text:span><text:span text:style-name="T10"> </text:span><text:span text:style-name="CodeCharacter"><text:span text:style-name="T10">main</text:span></text:span><text:span text:style-name="T10">() </text:span><text:span text:style-name="T2">fuera de la clase </text:span><text:span text:style-name="CodeCharacter"><text:span text:style-name="T2">Hipoteca</text:span></text:span><text:span text:style-name="T2"> </text:span><text:span text:style-name="T10">que realice los siguientes pasos:</text:span></text:p>
      <text:list text:style-name="L1">
        <text:list-item>
          <text:p text:style-name="P17">Crea un objeto de la clase <text:span text:style-name="CodeCharacter"><text:span text:style-name="T11">Hipoteca</text:span></text:span> usando valores literales para los <text:span text:style-name="T2">parámetros</text:span></text:p>
        </text:list-item>
        <text:list-item>
          <text:p text:style-name="P17">Crea un segundo objeto de la misma clase pero usando valores leídos del teclado</text:p>
        </text:list-item>
        <text:list-item>
          <text:p text:style-name="P17">Muestra en pantalla <text:span text:style-name="T2">el pago mensual a realizar con ambos objetos</text:span><text:span text:style-name="T12">.</text:span>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Lucida Sans Unicode" style:font-size-asian="12pt" style:language-asian="es" style:country-asian="ES" style:font-name-complex="Tahoma1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Lucida Sans Unicode" style:font-size-asian="12pt" style:language-asian="es" style:country-asian="ES" style:font-name-complex="Tahoma1" style:font-size-complex="12pt" style:language-complex="es" style:country-complex="E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 style:class="text">
      <style:paragraph-properties fo:margin-left="0.7cm" fo:margin-right="0cm" fo:margin-top="0cm" fo:margin-bottom="0cm" style:contextual-spacing="false" fo:text-indent="0cm" style:auto-text-indent="false"/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odeCharacter" style:family="text">
      <style:text-properties style:font-name="DejaVu Sans" fo:font-family="'DejaVu Sans'" style:font-style-name="Book" style:font-family-generic="swiss" style:font-pitch="variable" fo:font-size="10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1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3b3e9"/>
    </style:style>
    <style:style style:name="MT2" style:family="text">
      <style:text-properties officeooo:rsid="002962ab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ing">Programación, Curso 20<text:span text:style-name="MT1">2</text:span><text:span text:style-name="MT2">3</text:span>-20<text:span text:style-name="MT1">2</text:span><text:span text:style-name="MT2">4</text:span></text:p>
      </style:header>
      <style:footer>
        <text:p text:style-name="MP1"><text:date style:data-style-name="N37" text:date-value="2024-03-19T11:24:00.315000177">19/03/24</text:date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creation-date>2006-09-29T12:08:59</meta:creation-date>
    <dc:date>2008-10-17T13:48:18</dc:date>
    <dc:language>es-ES</dc:language>
    <meta:editing-cycles>0</meta:editing-cycles>
    <meta:editing-duration>PT0S</meta:editing-duration>
    <meta:document-statistic meta:table-count="1" meta:image-count="0" meta:object-count="1" meta:page-count="2" meta:paragraph-count="39" meta:word-count="318" meta:character-count="2114" meta:non-whitespace-character-count="177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 mathvariant="italic">pago</mi>
      <mo stretchy="false">=</mo>
      <mfrac>
        <mrow>
          <mi>C</mi>
          <mo stretchy="false">⋅</mo>
          <mi>i</mi>
        </mrow>
        <mrow>
          <mn>1</mn>
          <mo stretchy="false">−</mo>
          <msup>
            <mrow>
              <mo fence="true" form="prefix" stretchy="false">(</mo>
              <mrow>
                <mrow>
                  <mn>1</mn>
                  <mo stretchy="false">+</mo>
                  <mi>i</mi>
                </mrow>
              </mrow>
              <mo fence="true" form="postfix" stretchy="false">)</mo>
            </mrow>
            <mrow>
              <mo stretchy="false">−</mo>
              <mi>n</mi>
            </mrow>
          </msup>
        </mrow>
      </mfrac>
    </mrow>
    <annotation encoding="StarMath 5.0">pago= frac {C cdot i} {1-(1+i)^-n} </annotation>
  </semantics>
</math>
</file>